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eeeeee"/>
    </style:style>
    <style:style style:name="ce8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1">
      <style:table-cell-properties fo:background-color="#66ffff"/>
    </style:style>
  </office:automatic-styles>
  <office:body>
    <office:spreadsheet>
      <table:calculation-settings table:automatic-find-labels="false"/>
      <table:table table:name="model" table:style-name="ta1">
        <table:table-column table:style-name="co1" table:default-cell-style-name="ce3"/>
        <table:table-column table:style-name="co2" table:number-columns-repeated="6" table:default-cell-style-name="Default"/>
        <table:table-row table:style-name="ro1">
          <table:table-cell table:style-name="Default"/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</table:table-row>
        <table:table-row table:style-name="ro1">
          <table:table-cell table:style-name="ce1" office:value-type="string" calcext:value-type="string">
            <text:p>Debt Interest Rate Growth</text:p>
          </table:table-cell>
          <table:table-cell/>
          <table:table-cell table:style-name="ce7" table:formula="of:=[risk_variables.D2]" office:value-type="percentage" office:value="0.259467428560453" calcext:value-type="percentage">
            <text:p>25.95%</text:p>
          </table:table-cell>
          <table:table-cell table:style-name="ce7" table:formula="of:=[.C2]" office:value-type="percentage" office:value="0.259467428560453" calcext:value-type="percentage">
            <text:p>25.95%</text:p>
          </table:table-cell>
          <table:table-cell table:style-name="ce9" table:formula="of:=[risk_variables.D3]" office:value-type="percentage" office:value="-0.0975126108510538" calcext:value-type="percentage">
            <text:p>-9.75%</text:p>
          </table:table-cell>
          <table:table-cell table:style-name="ce7" table:formula="of:=[.E2]" office:value-type="percentage" office:value="-0.0975126108510538" calcext:value-type="percentage">
            <text:p>-9.75%</text:p>
          </table:table-cell>
          <table:table-cell table:style-name="ce7" table:formula="of:=[.F2]" office:value-type="percentage" office:value="-0.0975126108510538" calcext:value-type="percentage">
            <text:p>-9.75%</text:p>
          </table:table-cell>
        </table:table-row>
        <table:table-row table:style-name="ro1">
          <table:table-cell table:style-name="ce1" office:value-type="string" calcext:value-type="string">
            <text:p>Revenue Growth</text:p>
          </table:table-cell>
          <table:table-cell/>
          <table:table-cell table:style-name="ce7" table:formula="of:=[risk_variables.D4]" office:value-type="percentage" office:value="0.00193018089401902" calcext:value-type="percentage">
            <text:p>0.19%</text:p>
          </table:table-cell>
          <table:table-cell table:style-name="ce7" table:formula="of:=[.C3]" office:value-type="percentage" office:value="0.00193018089401902" calcext:value-type="percentage">
            <text:p>0.19%</text:p>
          </table:table-cell>
          <table:table-cell table:style-name="ce7" table:formula="of:=[.D3]" office:value-type="percentage" office:value="0.00193018089401902" calcext:value-type="percentage">
            <text:p>0.19%</text:p>
          </table:table-cell>
          <table:table-cell table:style-name="ce7" table:formula="of:=[.E3]" office:value-type="percentage" office:value="0.00193018089401902" calcext:value-type="percentage">
            <text:p>0.19%</text:p>
          </table:table-cell>
          <table:table-cell table:style-name="ce7" table:formula="of:=[.F3]" office:value-type="percentage" office:value="0.00193018089401902" calcext:value-type="percentage">
            <text:p>0.19%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5" office:value-type="currency" office:currency="CAD" office:value="100" calcext:value-type="currency">
            <text:p>$100.00</text:p>
          </table:table-cell>
          <table:table-cell table:style-name="ce5" table:formula="of:=[.B4]*(1+[.C3])" office:value-type="currency" office:currency="CAD" office:value="100.193018089402" calcext:value-type="currency">
            <text:p>$100.19</text:p>
          </table:table-cell>
          <table:table-cell table:style-name="ce5" table:formula="of:=[.C4]*(1+[.D3])" office:value-type="currency" office:currency="CAD" office:value="100.386408738632" calcext:value-type="currency">
            <text:p>$100.39</text:p>
          </table:table-cell>
          <table:table-cell table:style-name="ce5" table:formula="of:=[.D4]*(1+[.E3])" office:value-type="currency" office:currency="CAD" office:value="100.580172666799" calcext:value-type="currency">
            <text:p>$100.58</text:p>
          </table:table-cell>
          <table:table-cell table:style-name="ce5" table:formula="of:=[.E4]*(1+[.F3])" office:value-type="currency" office:currency="CAD" office:value="100.774310594397" calcext:value-type="currency">
            <text:p>$100.77</text:p>
          </table:table-cell>
          <table:table-cell table:style-name="ce5" table:formula="of:=[.F4]*(1+[.G3])" office:value-type="currency" office:currency="CAD" office:value="100.968823243315" calcext:value-type="currency">
            <text:p>$100.97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table:style-name="ce5" office:value-type="currency" office:currency="CAD" office:value="20" calcext:value-type="currency">
            <text:p>$20.00</text:p>
          </table:table-cell>
          <table:table-cell table:style-name="ce5" table:formula="of:=[.B5]*(1+[.C2])" office:value-type="currency" office:currency="CAD" office:value="25.1893485712091" calcext:value-type="currency">
            <text:p>$25.19</text:p>
          </table:table-cell>
          <table:table-cell table:style-name="ce5" table:formula="of:=[.C5]*(1+[.D2])" office:value-type="currency" office:currency="CAD" office:value="31.7251640720936" calcext:value-type="currency">
            <text:p>$31.73</text:p>
          </table:table-cell>
          <table:table-cell table:style-name="ce5" table:formula="of:=[.D5]*(1+[.E2])" office:value-type="currency" office:currency="CAD" office:value="28.6315604937457" calcext:value-type="currency">
            <text:p>$28.63</text:p>
          </table:table-cell>
          <table:table-cell table:style-name="ce5" table:formula="of:=[.E5]*(1+[.F2])" office:value-type="currency" office:currency="CAD" office:value="25.8396222772607" calcext:value-type="currency">
            <text:p>$25.84</text:p>
          </table:table-cell>
          <table:table-cell table:style-name="ce5" table:formula="of:=[.F5]*(1+[.G2])" office:value-type="currency" office:currency="CAD" office:value="23.3199332455999" calcext:value-type="currency">
            <text:p>$23.32</text:p>
          </table:table-cell>
        </table:table-row>
        <table:table-row table:style-name="ro1">
          <table:table-cell office:value-type="string" calcext:value-type="string">
            <text:p>Other Expense</text:p>
          </table:table-cell>
          <table:table-cell table:style-name="ce5" office:value-type="currency" office:currency="CAD" office:value="50" calcext:value-type="currency">
            <text:p>$50.00</text:p>
          </table:table-cell>
          <table:table-cell table:style-name="ce5" table:formula="of:=[.B6]*(1+[.C3])" office:value-type="currency" office:currency="CAD" office:value="50.096509044701" calcext:value-type="currency">
            <text:p>$50.10</text:p>
          </table:table-cell>
          <table:table-cell table:style-name="ce5" table:formula="of:=[.C6]*(1+[.D3])" office:value-type="currency" office:currency="CAD" office:value="50.1932043693161" calcext:value-type="currency">
            <text:p>$50.19</text:p>
          </table:table-cell>
          <table:table-cell table:style-name="ce5" table:formula="of:=[.D6]*(1+[.E3])" office:value-type="currency" office:currency="CAD" office:value="50.2900863333993" calcext:value-type="currency">
            <text:p>$50.29</text:p>
          </table:table-cell>
          <table:table-cell table:style-name="ce5" table:formula="of:=[.E6]*(1+[.F3])" office:value-type="currency" office:currency="CAD" office:value="50.3871552971986" calcext:value-type="currency">
            <text:p>$50.39</text:p>
          </table:table-cell>
          <table:table-cell table:style-name="ce5" table:formula="of:=[.F6]*(1+[.G3])" office:value-type="currency" office:currency="CAD" office:value="50.4844116216573" calcext:value-type="currency">
            <text:p>$50.48</text:p>
          </table:table-cell>
        </table:table-row>
        <table:table-row table:style-name="ro1">
          <table:table-cell office:value-type="string" calcext:value-type="string">
            <text:p>Earnings</text:p>
          </table:table-cell>
          <table:table-cell table:style-name="ce5" table:formula="of:=[.B4]-[.B5]-[.B6]" office:value-type="currency" office:currency="CAD" office:value="30" calcext:value-type="currency">
            <text:p>$30.00</text:p>
          </table:table-cell>
          <table:table-cell table:style-name="ce5" table:formula="of:=[.C4]-[.C5]-[.C6]" office:value-type="currency" office:currency="CAD" office:value="24.9071604734919" calcext:value-type="currency">
            <text:p>$24.91</text:p>
          </table:table-cell>
          <table:table-cell table:style-name="ce5" table:formula="of:=[.D4]-[.D5]-[.D6]" office:value-type="currency" office:currency="CAD" office:value="18.4680402972225" calcext:value-type="currency">
            <text:p>$18.47</text:p>
          </table:table-cell>
          <table:table-cell table:style-name="ce5" table:formula="of:=[.E4]-[.E5]-[.E6]" office:value-type="currency" office:currency="CAD" office:value="21.6585258396536" calcext:value-type="currency">
            <text:p>$21.66</text:p>
          </table:table-cell>
          <table:table-cell table:style-name="ce5" table:formula="of:=[.F4]-[.F5]-[.F6]" office:value-type="currency" office:currency="CAD" office:value="24.547533019938" calcext:value-type="currency">
            <text:p>$24.55</text:p>
          </table:table-cell>
          <table:table-cell table:style-name="ce5" table:formula="of:=[.G4]-[.G5]-[.G6]" office:value-type="currency" office:currency="CAD" office:value="27.1644783760573" calcext:value-type="currency">
            <text:p>$27.16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table:style-name="ce5" office:value-type="currency" office:currency="CAD" office:value="120" calcext:value-type="currency">
            <text:p>$120.00</text:p>
          </table:table-cell>
          <table:table-cell table:style-name="ce8" table:formula="of:=[.B8]+[.C7]" office:value-type="currency" office:currency="CAD" office:value="144.907160473492" calcext:value-type="currency">
            <text:p>$144.91</text:p>
          </table:table-cell>
          <table:table-cell table:style-name="ce8" table:formula="of:=[.C8]+[.D7]" office:value-type="currency" office:currency="CAD" office:value="163.375200770714" calcext:value-type="currency">
            <text:p>$163.38</text:p>
          </table:table-cell>
          <table:table-cell table:style-name="ce8" table:formula="of:=[.D8]+[.E7]" office:value-type="currency" office:currency="CAD" office:value="185.033726610368" calcext:value-type="currency">
            <text:p>$185.03</text:p>
          </table:table-cell>
          <table:table-cell table:style-name="ce8" table:formula="of:=[.E8]+[.F7]" office:value-type="currency" office:currency="CAD" office:value="209.581259630306" calcext:value-type="currency">
            <text:p>$209.58</text:p>
          </table:table-cell>
          <table:table-cell table:style-name="ce8" table:formula="of:=[.F8]+[.G7]" office:value-type="currency" office:currency="CAD" office:value="236.745738006363" calcext:value-type="currency">
            <text:p>$236.75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iscount Rate</text:p>
          </table:table-cell>
          <table:table-cell table:number-columns-repeated="6"/>
        </table:table-row>
        <table:table-row table:style-name="ro1">
          <table:table-cell table:style-name="ce4" office:value-type="percentage" office:value="0.032" calcext:value-type="percentage">
            <text:p>3.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V</text:p>
          </table:table-cell>
          <table:table-cell table:number-columns-repeated="6"/>
        </table:table-row>
        <table:table-row table:style-name="ro1">
          <table:table-cell table:style-name="ce5" table:formula="of:=[.B8]+NPV([.A11];[.C7:.G7])" office:value-type="currency" office:currency="CAD" office:value="226.028667497382" calcext:value-type="currency">
            <text:p>$226.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hares Out</text:p>
          </table:table-cell>
          <table:table-cell table:number-columns-repeated="6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V / Share</text:p>
          </table:table-cell>
          <table:table-cell table:number-columns-repeated="6"/>
        </table:table-row>
        <table:table-row table:style-name="ro1">
          <table:table-cell table:style-name="ce5" table:formula="of:=[.A13]/[.A15]" office:value-type="currency" office:currency="CAD" office:value="2.26028667497382" calcext:value-type="currency">
            <text:p>$2.26</text:p>
          </table:table-cell>
          <table:table-cell table:number-columns-repeated="6"/>
        </table:table-row>
      </table:table>
      <table:table table:name="risk_variables" table:style-name="ta1">
        <table:table-column table:style-name="co3" table:default-cell-style-name="Default"/>
        <table:table-column table:style-name="co2" table:number-columns-repeated="2" table:default-cell-style-name="ce4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office:value-type="string" calcext:value-type="string">
            <text:p>Simulated</text:p>
          </table:table-cell>
        </table:table-row>
        <table:table-row table:style-name="ro1">
          <table:table-cell table:style-name="ce1" office:value-type="string" calcext:value-type="string">
            <text:p>Debt Interest Rate Growth (Year 1-2)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table:style-name="ce4" office:value-type="percentage" office:value="0.259467428560453" calcext:value-type="percentage">
            <text:p>25.95%</text:p>
          </table:table-cell>
        </table:table-row>
        <table:table-row table:style-name="ro1">
          <table:table-cell table:style-name="ce1" office:value-type="string" calcext:value-type="string">
            <text:p>Debt Interest Rate Growth (Year 3-5)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-0.25" calcext:value-type="percentage">
            <text:p>-25.00%</text:p>
          </table:table-cell>
          <table:table-cell table:style-name="ce4" office:value-type="percentage" office:value="-0.0975126108510538" calcext:value-type="percentage">
            <text:p>-9.75%</text:p>
          </table:table-cell>
        </table:table-row>
        <table:table-row table:style-name="ro1">
          <table:table-cell table:style-name="ce1" office:value-type="string" calcext:value-type="string">
            <text:p>Revenue Growth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style-name="ce4" office:value-type="percentage" office:value="0.00193018089401902" calcext:value-type="percentage">
            <text:p>0.19%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00-00-00</text:date>, <text:time style:data-style-name="N2" text:time-value="15:09:45.27346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s </meta:initial-creator>
    <meta:creation-date>2018-10-07T11:20:09.832241261</meta:creation-date>
    <dc:date>2018-10-07T15:42:04.771233240</dc:date>
    <dc:creator>oles </dc:creator>
    <meta:editing-duration>PT1H34M19S</meta:editing-duration>
    <meta:editing-cycles>16</meta:editing-cycles>
    <meta:generator>LibreOffice/5.1.6.2$Linux_X86_64 LibreOffice_project/10m0$Build-2</meta:generator>
    <meta:document-statistic meta:table-count="2" meta:cell-count="76" meta:object-count="0"/>
  </office:meta>
</office:document-meta>
</file>